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00B787D7226167C0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766cm" fo:min-width="2.501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2.107cm" svg:x="0cm" svg:y="0.417cm">
          <draw:image xlink:href="Pictures/10000000000003E800000400B787D7226167C05F.jpg" xlink:type="simple" xlink:show="embed" xlink:actuate="onLoad" loext:mime-type="image/jpeg">
            <text:p/>
          </draw:image>
        </draw:frame>
        <draw:line draw:style-name="gr2" draw:text-style-name="P2" draw:layer="layout" svg:x1="1.905cm" svg:y1="18.455cm" svg:x2="5.461cm" svg:y2="14.899cm">
          <text:p/>
        </draw:line>
        <draw:custom-shape draw:style-name="gr3" draw:text-style-name="P3" draw:layer="layout" svg:width="3.429cm" svg:height="2.032cm" draw:transform="rotate (2.16438280539817) translate (17.155cm 18.3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1:02:02.043302660</dc:date>
    <meta:editing-duration>PT1M56S</meta:editing-duration>
    <meta:editing-cycles>1</meta:editing-cycles>
    <meta:document-statistic meta:object-count="3"/>
    <meta:generator>LibreOffice/6.4.5.2$Linux_X86_64 LibreOffice_project/40$Build-2</meta:generator>
  </office:meta>
</office:document-meta>
</file>